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" svg:font-family="'Times new roma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35c44" officeooo:paragraph-rsid="00035c44"/>
    </style:style>
    <style:style style:name="T1" style:family="text">
      <style:text-properties style:font-name="Times new r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df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" svg:font-family="'Times new roma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09:43:03.570159692</meta:creation-date>
    <dc:date>2021-04-16T09:56:46.081466339</dc:date>
    <meta:editing-duration>PT13M54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0.7.3$Linux_x86 LibreOffice_project/00m0$Build-3</meta:generator>
  </office:meta>
</office:document-meta>
</file>